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Linux Homework 7 Memo</text:p>
      <text:p text:style-name="Standard"/>
      <text:p text:style-name="Standard">To: <text:s/>Dr. Yoder</text:p>
      <text:p text:style-name="Standard">From: <text:s/>Mark Morrison</text:p>
      <text:p text:style-name="Standard">Date: <text:s/>16 October 2014</text:p>
      <text:p text:style-name="Standard">Subject: <text:s/>Embedded Linux Homework 7</text:p>
      <text:p text:style-name="Standard"/>
      <text:p text:style-name="Standard">Starting the bone with the default services takes about 17 seconds. <text:s/>After disabling both wicd and apache2, the boot time was 11.5 seconds. <text:s/>I disabled these two services by moving the init.d configuration files so the file it is looking for no longer exists.</text:p>
      <text:p text:style-name="Standard"/>
      <text:p text:style-name="Standard">I had previously installed the patch 67 kernel on a different SD card with the install_kernel.sh script, which worked. <text:s/>The may_install_kernel.sh script appeared to complete successfully, but the board will not boot with the patch 67 kernel.</text:p>
      <text:p text:style-name="Standard"/>
      <text:p text:style-name="Standard">The requested recreated listings are on github. <text:s/>The differences between the bone and the text listings are discussed at the beginning of each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16T15:03:02</dc:date>
    <dc:creator>Mark Morrison</dc:creator>
    <meta:editing-duration>PT1H36M4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8" meta:word-count="125" meta:character-count="769" meta:non-whitespace-character-count="644"/>
  </office:meta>
</office:document-meta>
</file>